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45E0000029500000295B84E0AC9CD2AC961.svg" manifest:media-type="image/svg+xml"/>
  <manifest:file-entry manifest:full-path="Pictures/1000020100000019000000195DEE4770A1033708.png" manifest:media-type="image/png"/>
  <manifest:file-entry manifest:full-path="Pictures/10000201000000190000001944249654B2D71E42.png" manifest:media-type="image/png"/>
  <manifest:file-entry manifest:full-path="Pictures/10000000000004B70000007B4F255D415A2C8B5C.png" manifest:media-type="image/png"/>
  <manifest:file-entry manifest:full-path="Pictures/100002010000006400000064B503A48436D07F4F.png" manifest:media-type="image/png"/>
  <manifest:file-entry manifest:full-path="Pictures/1000000000000020000000204B249CA79A42C6D7.png" manifest:media-type="image/png"/>
  <manifest:file-entry manifest:full-path="Pictures/10000201000000640000006478C9393DAA618625.png" manifest:media-type="image/png"/>
  <manifest:file-entry manifest:full-path="Pictures/1000019B000002950000029553356F29EAEBEDCC.svg" manifest:media-type="image/svg+xml"/>
  <manifest:file-entry manifest:full-path="Pictures/100002010000001A0000001AC59F9B244EF3883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</style:style>
    <style:style style:name="gr4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1.25cm" fo:min-width="1.6cm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9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1.25cm" fo:min-width="2.2cm"/>
    </style:style>
    <style:style style:name="gr14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5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</style:style>
    <style:style style:name="gr16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gr18" style:family="graphic" style:parent-style-name="standard">
      <style:graphic-properties draw:stroke="none" svg:stroke-color="#000000" draw:fill="none" draw:fill-color="#ffffff" fo:min-height="2.134cm"/>
    </style:style>
    <style:style style:name="gr1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2.25cm" fo:min-width="6.9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15cm" fo:min-width="2.8cm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c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3333"/>
      <style:paragraph-properties fo:text-align="center" style:writing-mode="lr-tb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-color="#ff3333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333333" fo:font-size="40pt" style:font-size-asian="40pt" style:font-size-complex="40pt"/>
    </style:style>
    <style:style style:name="P11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2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ffffff" draw:opacity="100%"/>
      <style:paragraph-properties fo:text-align="center" style:writing-mode="lr-tb"/>
    </style:style>
    <style:style style:name="P15" style:family="paragraph">
      <loext:graphic-properties draw:fill-color="#99ff66"/>
      <style:paragraph-properties fo:text-align="center" style:writing-mode="lr-tb"/>
      <style:text-properties fo:color="#f5fffa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fo:font-size="40pt" style:font-size-asian="40pt" style:font-size-complex="40pt"/>
    </style:style>
    <style:style style:name="T3" style:family="text">
      <style:text-properties fo:color="#f5fff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1.934cm" svg:height="3.253cm" svg:x="1.4cm" svg:y="2cm">
          <draw:image xlink:href="Pictures/10000000000004B70000007B4F255D415A2C8B5C.png" xlink:type="simple" xlink:show="embed" xlink:actuate="onLoad">
            <text:p/>
          </draw:image>
        </draw:frame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13.9cm" svg:y="5.9cm">
          <text:p text:style-name="P3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8.5cm">
          <text:p text:style-name="P3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11.3cm">
          <text:p text:style-name="P3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4" draw:text-style-name="P2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7" draw:text-style-name="P7" draw:layer="layout" svg:width="2.1cm" svg:height="1.5cm" svg:x="20.2cm" svg:y="7.306cm">
          <text:p text:style-name="P3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45cm" svg:height="2.645cm" svg:x="12.546cm" svg:y="10.266cm">
          <draw:image xlink:href="Pictures/100002010000006400000064B503A48436D07F4F.png" xlink:type="simple" xlink:show="embed" xlink:actuate="onLoad">
            <text:p/>
          </draw:image>
        </draw:frame>
        <draw:custom-shape draw:style-name="gr10" draw:text-style-name="P5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645cm" svg:height="2.645cm" svg:x="16.028cm" svg:y="10.453cm">
          <draw:image xlink:href="Pictures/10000201000000640000006478C9393DAA618625.png" xlink:type="simple" xlink:show="embed" xlink:actuate="onLoad">
            <text:p/>
          </draw:image>
        </draw:frame>
        <draw:custom-shape draw:style-name="gr10" draw:text-style-name="P5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8.6cm" svg:height="2.1cm" svg:x="11.8cm" svg:y="4.6cm">
          <draw:text-box>
            <text:p text:style-name="P9"><text:span text:style-name="T2">Iniciando </text:span></text:p>
          </draw:text-box>
        </draw:frame>
      </draw:page>
      <draw:page draw:name="page3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1" draw:layer="layout" svg:width="7.5cm" svg:height="1.4cm" svg:x="12.1cm" svg:y="7cm">
          <text:p text:style-name="P3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2" draw:layer="layout" svg:width="4cm" svg:height="0.7cm" svg:x="13.4cm" svg:y="8.7cm">
          <text:p text:style-name="P3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3" draw:layer="layout" svg:width="5.5cm" svg:height="1.1cm" svg:x="12.9cm" svg:y="12.5cm">
          <draw:text-box>
            <text:p text:style-name="P9">Maria</text:p>
          </draw:text-box>
        </draw:frame>
        <draw:frame draw:style-name="gr17" draw:text-style-name="P13" draw:layer="layout" svg:width="5.5cm" svg:height="1.1cm" svg:x="12.9cm" svg:y="2.6cm">
          <draw:text-box>
            <text:p text:style-name="P9">Oponente </text:p>
          </draw:text-box>
        </draw:frame>
        <draw:frame draw:style-name="gr18" draw:text-style-name="P13" draw:layer="layout" svg:width="6.3cm" svg:height="2.384cm" svg:x="0.8cm" svg:y="1.3cm">
          <draw:text-box>
            <text:p text:style-name="P9">Placar</text:p>
            <text:p>Vitorias:0</text:p>
            <text:p>Derrotas:0</text:p>
          </draw:text-box>
        </draw:frame>
        <draw:frame draw:style-name="gr18" draw:text-style-name="P13" draw:layer="layout" svg:width="6.3cm" svg:height="2.384cm" svg:x="0.8cm" svg:y="8.3cm">
          <draw:text-box>
            <text:p text:style-name="P9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1" draw:layer="layout" svg:width="7.5cm" svg:height="1.4cm" svg:x="12.1cm" svg:y="7cm">
          <text:p text:style-name="P3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2" draw:layer="layout" svg:width="4cm" svg:height="0.7cm" svg:x="13.4cm" svg:y="8.7cm">
          <text:p text:style-name="P3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3" draw:layer="layout" svg:width="5.5cm" svg:height="1.1cm" svg:x="12.9cm" svg:y="12.5cm">
          <draw:text-box>
            <text:p text:style-name="P9">Maria</text:p>
          </draw:text-box>
        </draw:frame>
        <draw:frame draw:style-name="gr17" draw:text-style-name="P13" draw:layer="layout" svg:width="5.5cm" svg:height="1.1cm" svg:x="12.9cm" svg:y="2.6cm">
          <draw:text-box>
            <text:p text:style-name="P9">Oponente </text:p>
          </draw:text-box>
        </draw:frame>
        <draw:frame draw:style-name="gr18" draw:text-style-name="P13" draw:layer="layout" svg:width="6.3cm" svg:height="2.384cm" svg:x="0.8cm" svg:y="1.3cm">
          <draw:text-box>
            <text:p text:style-name="P9">Placar</text:p>
            <text:p>Vitorias:0</text:p>
            <text:p>Derrotas:0</text:p>
          </draw:text-box>
        </draw:frame>
        <draw:frame draw:style-name="gr18" draw:text-style-name="P13" draw:layer="layout" svg:width="6.3cm" svg:height="2.384cm" svg:x="0.8cm" svg:y="8.3cm">
          <draw:text-box>
            <text:p text:style-name="P9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7.4cm" svg:height="1.4cm" svg:x="11.9cm" svg:y="13.9cm">
          <text:p text:style-name="P3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1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1" draw:layer="layout" svg:width="7.5cm" svg:height="1.4cm" svg:x="12.1cm" svg:y="7cm">
          <text:p text:style-name="P3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2" draw:layer="layout" svg:width="4cm" svg:height="0.7cm" svg:x="13.4cm" svg:y="8.7cm">
          <text:p text:style-name="P3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3" draw:layer="layout" svg:width="5.5cm" svg:height="1.1cm" svg:x="12.9cm" svg:y="12.5cm">
          <draw:text-box>
            <text:p text:style-name="P9">Maria</text:p>
          </draw:text-box>
        </draw:frame>
        <draw:frame draw:style-name="gr17" draw:text-style-name="P13" draw:layer="layout" svg:width="5.5cm" svg:height="1.1cm" svg:x="12.9cm" svg:y="2.6cm">
          <draw:text-box>
            <text:p text:style-name="P9">Oponente </text:p>
          </draw:text-box>
        </draw:frame>
        <draw:frame draw:style-name="gr18" draw:text-style-name="P13" draw:layer="layout" svg:width="6.3cm" svg:height="2.384cm" svg:x="0.8cm" svg:y="8.3cm">
          <draw:text-box>
            <text:p text:style-name="P9">Placar</text:p>
            <text:p>Vitorias:1</text:p>
            <text:p>Derrotas:0</text:p>
          </draw:text-box>
        </draw:frame>
        <draw:frame draw:style-name="gr18" draw:text-style-name="P13" draw:layer="layout" svg:width="6.3cm" svg:height="2.384cm" svg:x="0.8cm" svg:y="1.3cm">
          <draw:text-box>
            <text:p text:style-name="P9">Placar</text:p>
            <text:p>Vitorias:0</text:p>
            <text:p>Derrotas:-1</text:p>
          </draw:text-box>
        </draw:frame>
        <draw:frame draw:style-name="gr20" draw:text-style-name="P1" draw:layer="layout" svg:width="1.921cm" svg:height="1.921cm" svg:x="15.1cm" svg:y="9.808cm">
          <draw:image xlink:href="Pictures/1000019B000002950000029553356F29EAEBEDCC.svg" xlink:type="simple" xlink:show="embed" xlink:actuate="onLoad">
            <text:p/>
          </draw:image>
          <draw:image xlink:href="Pictures/1000020100000019000000195DEE4770A1033708.png" xlink:type="simple" xlink:show="embed" xlink:actuate="onLoad"/>
        </draw:frame>
        <draw:frame draw:style-name="gr1" draw:text-style-name="P1" draw:layer="layout" svg:width="1.7cm" svg:height="1.7cm" svg:x="15.2cm" svg:y="4.7cm">
          <draw:image xlink:href="Pictures/1000045E0000029500000295B84E0AC9CD2AC961.svg" xlink:type="simple" xlink:show="embed" xlink:actuate="onLoad">
            <text:p/>
          </draw:image>
          <draw:image xlink:href="Pictures/10000201000000190000001944249654B2D71E42.png" xlink:type="simple" xlink:show="embed" xlink:actuate="onLoad"/>
        </draw:frame>
        <draw:custom-shape draw:style-name="gr21" draw:text-style-name="P15" draw:layer="layout" svg:width="7.4cm" svg:height="2.5cm" svg:x="27.1cm" svg:y="14.4cm">
          <text:p text:style-name="P3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3.9cm" svg:y="4.5cm">
          <text:p text:style-name="P3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3.3cm" svg:height="1.4cm" svg:x="7.3cm" svg:y="2.1cm">
          <text:p text:style-name="P3">Seleciona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7cm" svg:height="1.5cm" svg:x="4cm" svg:y="2.2cm">
          <text:p text:style-name="P3">sair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9.6cm" svg:height="6.5cm" svg:x="3.9cm" svg:y="6cm">
          <text:p text:style-name="P16"><text:s text:c="2"/>Nome <text:s/>| vitória |Derrota | data &amp; hora |</text:p>
          <text:p text:style-name="P16">Ex:</text:p>
          <text:p text:style-name="P16"><text:s text:c="3"/>Maria <text:s text:c="3"/>|34 <text:s/>|27| 19 de agosto de 2020 as 15:00|</text:p>
          <text:p text:style-name="P16"><text:s text:c="3"/>Mateus |56 |46| 20 de agosto de 202 as 16:00|</text:p>
          <text:p text:style-name="P16"/>
          <text:p text:style-name="P16"/>
          <text:p text:style-name="P16"/>
          <text:p text:style-name="P16"/>
          <text:p text:style-name="P1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3.3cm" svg:height="1.4cm" svg:x="11.4cm" svg:y="2.1cm">
          <text:p text:style-name="P3">Deletar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3cm" svg:height="1.4cm" svg:x="15.2cm" svg:y="2.1cm">
          <text:p text:style-name="P3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3.9cm" svg:y="4.5cm">
          <text:p text:style-name="P3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7cm" svg:height="1.5cm" svg:x="1.3cm" svg:y="1.3cm">
          <text:p text:style-name="P3">sair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29.6cm" svg:height="9.9cm" svg:x="3.9cm" svg:y="6cm">
          <text:p text:style-name="P16"/>
          <text:p text:style-name="P16"><text:s text:c="2"/>Sou um desenvolvedor de full stack quer estou encorajador há ajudar as criança de 8 anos que <text:s/></text:p>
          <text:p text:style-name="P16"><text:s text:c="2"/>precisão de reforço na matemática.</text:p>
          <text:p text:style-name="P16"/>
          <text:p text:style-name="P16"><text:s text:c="2"/>Nome: Kévin Vieira Gomes Guimarães</text:p>
          <text:p text:style-name="P16"/>
          <text:p text:style-name="P16"/>
          <text:p text:style-name="P16"/>
          <text:p text:style-name="P16"/>
          <text:p text:style-name="P16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1-11-01T17:02:16.459342524</dc:date>
    <meta:editing-duration>PT10H28M12S</meta:editing-duration>
    <meta:editing-cycles>104</meta:editing-cycles>
    <meta:generator>LibreOffice/6.0.7.3$Linux_x86 LibreOffice_project/00m0$Build-3</meta:generator>
    <meta:document-statistic meta:object-count="83"/>
  </office:meta>
</office:document-meta>
</file>